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automatic-styles>
    <style:style style:name="P1" style:parent-style-name="Heading1" style:master-page-name="MPF0" style:family="paragraph">
      <style:paragraph-properties/>
      <style:text-properties fo:color="#0067A5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P11" style:parent-style-name="Normal" style:family="paragraph">
      <style:paragraph-properties fo:line-height="150%"/>
    </style:style>
    <style:style style:name="T12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olumn16" style:family="table-column">
      <style:table-column-properties style:column-width="7.075in"/>
    </style:style>
    <style:style style:name="Table15" style:family="table">
      <style:table-properties style:width="7.075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fo:color="#005EB8" style:font-size-complex="11pt"/>
    </style:style>
    <style:style style:name="P20" style:parent-style-name="Normal" style:family="paragraph">
      <style:text-properties style:font-size-complex="11pt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Column23" style:family="table-column">
      <style:table-column-properties style:column-width="7.075in"/>
    </style:style>
    <style:style style:name="Table22" style:family="table">
      <style:table-properties style:width="7.075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font-weight="bold" style:font-weight-asian="bold" fo:color="#005EB8" style:font-size-complex="11pt"/>
    </style:style>
    <style:style style:name="T27" style:parent-style-name="DefaultParagraphFont" style:family="text">
      <style:text-properties style:font-weight-complex="bold" fo:color="#005EB8" style:font-size-complex="11pt"/>
    </style:style>
    <style:style style:name="T28" style:parent-style-name="DefaultParagraphFont" style:family="text">
      <style:text-properties fo:font-weight="bold" style:font-weight-asian="bold" fo:color="#005EB8" style:font-size-complex="11pt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Column31" style:family="table-column">
      <style:table-column-properties style:column-width="7.075in"/>
    </style:style>
    <style:style style:name="Table30" style:family="table">
      <style:table-properties style:width="7.075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DefaultParagraphFont" style:family="text">
      <style:text-properties fo:font-weight="bold" style:font-weight-asian="bold" fo:color="#005EB8" style:font-size-complex="11pt"/>
    </style:style>
    <style:style style:name="T35" style:parent-style-name="DefaultParagraphFont" style:family="text">
      <style:text-properties style:font-weight-complex="bold" fo:color="#005EB8" style:font-size-complex="11pt"/>
    </style:style>
    <style:style style:name="T36" style:parent-style-name="Hyperlink" style:family="text">
      <style:text-properties style:font-weight-complex="bold" style:font-size-complex="11pt"/>
    </style:style>
    <style:style style:name="T37" style:parent-style-name="DefaultParagraphFont" style:family="text">
      <style:text-properties style:font-weight-complex="bold" fo:color="#005EB8" style:font-size-complex="11pt"/>
    </style:style>
    <style:style style:name="P38" style:parent-style-name="Normal" style:family="paragraph">
      <style:text-properties style:font-weight-complex="bold" style:font-size-complex="11pt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Column41" style:family="table-column">
      <style:table-column-properties style:column-width="7.075in"/>
    </style:style>
    <style:style style:name="Table40" style:family="table">
      <style:table-properties style:width="7.07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font-weight="bold" style:font-weight-asian="bold" fo:color="#005EB8" style:font-size-complex="11pt"/>
    </style:style>
    <style:style style:name="T45" style:parent-style-name="DefaultParagraphFont" style:family="text">
      <style:text-properties style:font-weight-complex="bold" fo:color="#005EB8" style:font-size-complex="11pt"/>
    </style:style>
    <style:style style:name="P46" style:parent-style-name="Normal" style:family="paragraph">
      <style:text-properties style:font-weight-complex="bold" style:font-size-complex="11pt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Column49" style:family="table-column">
      <style:table-column-properties style:column-width="7.075in"/>
    </style:style>
    <style:style style:name="Table48" style:family="table">
      <style:table-properties style:width="7.075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52" style:parent-style-name="DefaultParagraphFont" style:family="text">
      <style:text-properties fo:font-weight="bold" style:font-weight-asian="bold" fo:color="#005EB8" style:font-size-complex="11pt"/>
    </style:style>
    <style:style style:name="T53" style:parent-style-name="DefaultParagraphFont" style:family="text">
      <style:text-properties style:font-weight-complex="bold" fo:color="#005EB8" style:font-size-complex="11pt"/>
    </style:style>
    <style:style style:name="P54" style:parent-style-name="Normal" style:family="paragraph">
      <style:text-properties style:font-weight-complex="bold" style:font-size-complex="11pt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Column57" style:family="table-column">
      <style:table-column-properties style:column-width="7.075in"/>
    </style:style>
    <style:style style:name="Table56" style:family="table">
      <style:table-properties style:width="7.07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DefaultParagraphFont" style:family="text">
      <style:text-properties fo:font-weight="bold" style:font-weight-asian="bold" fo:color="#005EB8" style:font-size-complex="11pt"/>
    </style:style>
    <style:style style:name="T61" style:parent-style-name="DefaultParagraphFont" style:family="text">
      <style:text-properties style:font-weight-complex="bold" fo:color="#005EB8" style:font-size-complex="11pt"/>
    </style:style>
    <style:style style:name="P62" style:parent-style-name="Normal" style:family="paragraph">
      <style:text-properties style:font-weight-complex="bold" style:font-size-complex="11pt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Column65" style:family="table-column">
      <style:table-column-properties style:column-width="7.075in"/>
    </style:style>
    <style:style style:name="Table64" style:family="table">
      <style:table-properties style:width="7.075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fo:font-weight="bold" style:font-weight-asian="bold" fo:color="#005EB8" style:font-size-complex="11pt"/>
    </style:style>
    <style:style style:name="T69" style:parent-style-name="DefaultParagraphFont" style:family="text">
      <style:text-properties style:font-weight-complex="bold" fo:color="#005EB8" style:font-size-complex="11pt"/>
    </style:style>
    <style:style style:name="TableColumn71" style:family="table-column">
      <style:table-column-properties style:column-width="7.075in"/>
    </style:style>
    <style:style style:name="Table70" style:family="table">
      <style:table-properties style:width="7.07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weight="bold" style:font-weight-asian="bold" fo:color="#005EB8" style:font-size-complex="11pt"/>
    </style:style>
    <style:style style:name="T75" style:parent-style-name="DefaultParagraphFont" style:family="text">
      <style:text-properties style:font-weight-complex="bold" fo:color="#005EB8" style:font-size-complex="11pt"/>
    </style:style>
    <style:style style:name="P76" style:parent-style-name="Normal" style:family="paragraph">
      <style:text-properties style:font-weight-complex="bold"/>
    </style:style>
    <style:style style:name="TableColumn78" style:family="table-column">
      <style:table-column-properties style:column-width="7.075in"/>
    </style:style>
    <style:style style:name="Table77" style:family="table">
      <style:table-properties style:width="7.075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font-weight="bold" style:font-weight-asian="bold" fo:color="#005EB8" style:font-size-complex="11pt"/>
    </style:style>
    <style:style style:name="P82" style:parent-style-name="Normal" style:family="paragraph">
      <style:text-properties style:font-weight-complex="bold"/>
    </style:style>
    <style:style style:name="P83" style:parent-style-name="Normal" style:family="paragraph">
      <style:text-properties style:font-weight-complex="bold"/>
    </style:style>
    <style:style style:name="P84" style:parent-style-name="Normal" style:family="paragraph">
      <style:text-properties style:font-weight-complex="bold"/>
    </style:style>
  </office:automatic-styles>
  <office:body>
    <office:text text:use-soft-page-breaks="true">
      <text:h text:style-name="P1" text:outline-level="1"><text:bookmark-start text:name="Title"/></text:h>
      <text:p text:style-name="P9"><text:bookmark-end text:name="Title"/><text:span text:style-name="T10">Knowledge Café: Action Plan</text:span></text:p>
      <text:p text:style-name="P11"><text:span text:style-name="T12">Knowledge and Library Services</text:span></text:p>
      <text:p text:style-name="Normal"/>
      <text:p text:style-name="P13">Create your own plan by answering the questions below:</text:p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Is there a current issue that I want to explore via a Knowledge Café?</text:p>
            <text:p text:style-name="P20"/>
            <text:p text:style-name="P21"/>
          </table:table-cell>
        </table:table-row>
      </table:table>
      <text:p text:style-name="Normal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Normal"><text:span text:style-name="T26">Who will I invite to take part?<text:s/></text:span><text:span text:style-name="T27">16 – 32 people works best</text:span><text:span text:style-name="T28"><text:line-break/></text:span></text:p>
            <text:p text:style-name="P29"/>
          </table:table-cell>
        </table:table-row>
      </table:table>
      <text:p text:style-name="Normal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Normal"><text:span text:style-name="T34">Who will I ask to facilitate?<text:s/></text:span><text:span text:style-name="T35">Speak to your local Library and Knowledge Service representative who will be happy to help<text:s/></text:span><text:a xlink:href="mailto:Kfh.england@hee.nhs.uk" office:target-frame-name="_top" xlink:show="replace"><text:span text:style-name="T36">Kfh.england@hee.nhs.uk</text:span></text:a><text:span text:style-name="T37"><text:s/></text:span></text:p>
            <text:p text:style-name="P38"/>
            <text:p text:style-name="P39"/>
          </table:table-cell>
        </table:table-row>
      </table:table>
      <text:p text:style-name="Normal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Normal"><text:span text:style-name="T44">Where will I hold the Café?<text:s/></text:span><text:span text:style-name="T45">Will the room be large enough?</text:span></text:p>
            <text:p text:style-name="P46"/>
            <text:p text:style-name="P47"/>
          </table:table-cell>
        </table:table-row>
      </table:table>
      <text:p text:style-name="Normal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Normal"><text:span text:style-name="T52">How will I create a relaxed environment?<text:s/></text:span><text:span text:style-name="T53">Groups of tables and chairs, refreshments.</text:span></text:p>
            <text:p text:style-name="P54"/>
            <text:p text:style-name="P55"/>
          </table:table-cell>
        </table:table-row>
      </table:table>
      <text:p text:style-name="Normal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Normal"><text:span text:style-name="T60">When will I hold the Café:<text:s/></text:span><text:span text:style-name="T61">Enter dates below.</text:span></text:p>
            <text:p text:style-name="P62"/>
            <text:p text:style-name="P63"/>
          </table:table-cell>
        </table:table-row>
      </table:table>
      <text:p text:style-name="Normal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Normal"><text:span text:style-name="T68">Will I record the session in some way?<text:s/></text:span><text:span text:style-name="T69">Illustrated, filmed, photographs.</text:span></text:p>
            <text:p text:style-name="Normal"/>
            <text:p text:style-name="Normal"/>
          </table:table-cell>
        </table:table-row>
      </table:table>
      <text:p text:style-name="Normal"/>
      <table:table table:style-name="Table70">
        <table:table-columns>
          <table:table-column table:style-name="TableColumn71"/>
        </table:table-columns>
        <table:table-row table:style-name="TableRow72">
          <table:table-cell table:style-name="TableCell73">
            <text:p text:style-name="Normal"><text:span text:style-name="T74">WilI I ask someone to introduce the theme?<text:s/></text:span><text:span text:style-name="T75">If you do ensure you ask them to keep it short.</text:span></text:p>
            <text:p text:style-name="P76"/>
            <text:p text:style-name="Normal"/>
          </table:table-cell>
        </table:table-row>
      </table:table>
      <text:p text:style-name="Normal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What powerful question will I use?</text:p>
            <text:p text:style-name="P82"/>
            <text:p text:style-name="P83"/>
            <text:p text:style-name="P84"/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tyle:font-pitch="variable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Arial" style:font-name-asian="MS P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PGothic" style:font-name-complex="Arial" fo:font-weight="bold" style:font-weight-asian="bold" style:font-weight-complex="bold" fo:color="#AE2473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solid" draw:fill-color="#41b6e6" draw:opacity="100%" draw:stroke="solid" svg:stroke-width="0.01389in" svg:stroke-color="#2d85a9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Header" style:family="paragraph">
      <style:paragraph-properties fo:text-align="end"/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font-name-asian="MS PGothic" style:font-name-complex="Arial" fo:font-weight="bold" style:font-weight-asian="bold" style:font-weight-complex="bold" fo:color="#003087" fo:font-size="14pt" style:font-size-asian="14pt" style:font-size-complex="14pt"/>
    </style:style>
    <style:style style:name="P5" style:parent-style-name="Footer" style:family="paragraph">
      <style:paragraph-properties fo:text-align="end"/>
    </style:style>
    <style:style style:name="P6" style:parent-style-name="Footer" style:family="paragraph">
      <style:paragraph-properties fo:text-align="center" fo:margin-right="0.25in" fo:text-indent="0.25in"/>
    </style:style>
    <style:style style:name="F7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8" style:parent-style-name="PageNumber" style:family="text">
      <style:text-properties fo:color="#000000" fo:font-size="10pt" style:font-size-asian="10pt" style:font-size-complex="10p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Knowledge Mobilisation Framework E-Learning</text:p>
        <text:p text:style-name="P3"><text:span text:style-name="T4">Knowledge Cafe Action Plan</text:span></text:p>
      </style:header>
      <style:footer>
        <text:p text:style-name="P6"><draw:frame draw:style-name="F7" text:anchor-type="paragraph" svg:y="0.0006in" draw:z-index="0"><draw:text-box fo:min-height="0in" fo:min-width="0in"><text:p text:style-name="P5"><text:span text:style-name="T8"><text:page-number text:fixed="false">2</text:page-number></text:span></text:p></draw:text-box></draw:frame></text:p>
      </style:footer>
    </style:master-page>
    <style:master-page style:next-style-name="MP0" style:name="MPF0" style:page-layout-name="PL0">
      <style:header>
        <text:p text:style-name="Header"><draw:frame draw:z-index="251659264" draw:style-name="a1" draw:name="Picture 8" text:anchor-type="paragraph" svg:x="3.53373in" svg:y="-0.39375in" svg:width="4.13889in" svg:height="1.56944in" style:rel-width="scale" style:rel-height="scale"><draw:image xlink:href="media/image1.jpg" xlink:type="simple" xlink:show="embed" xlink:actuate="onLoad"/><svg:title/><svg:desc>Health Education England logo</svg:desc></draw:frame></text:p>
      </style:header>
      <style:footer>
        <text:p text:style-name="Footer"><draw:frame draw:z-index="251660288" draw:style-name="a2" draw:name="Picture 4" text:anchor-type="paragraph" svg:x="-0.58823in" svg:y="-0.4in" svg:width="8.26772in" svg:height="0.98665in" style:rel-width="scale" style:rel-height="scale"><draw:image xlink:href="media/image2.jpg" xlink:type="simple" xlink:show="embed" xlink:actuate="onLoad"/><svg:title/><svg:desc>www.hee.nhs.uk
We work with partners to plan, recruit, educate and train the health workforce.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1-08-12T13:34:00Z</meta:creation-date>
    <dc:date>2021-08-12T13:34:00Z</dc:date>
    <meta:print-date>2021-01-11T11:40:00Z</meta:print-date>
    <meta:template xlink:href="Normal.dotm" xlink:type="simple"/>
    <meta:editing-cycles>7</meta:editing-cycles>
    <meta:editing-duration>PT420S</meta:editing-duration>
    <meta:user-defined meta:name="ContentTypeId">0x010100C9FC34537156054BBB8A47CCA687240F</meta:user-defined>
    <meta:document-statistic meta:page-count="1" meta:paragraph-count="1" meta:word-count="128" meta:character-count="861" meta:row-count="6" meta:non-whitespace-character-count="734"/>
  </office:meta>
</office:document-meta>
</file>